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3.65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1" style:font-name-asian="Nimbus Sans L1" style:font-name-complex="Nimbus Sans L1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Sans L1"/>
    </style:style>
    <style:style style:name="T1" style:family="text">
      <style:text-properties style:font-name="Nimbus Sans L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x1,м</text:p>
          </table:table-cell>
          <table:table-cell table:style-name="ce1" office:value-type="string" calcext:value-type="string">
            <text:p>x2,м</text:p>
          </table:table-cell>
          <table:table-cell table:style-name="ce1" office:value-type="string" calcext:value-type="string">
            <text:p>t1,с</text:p>
          </table:table-cell>
          <table:table-cell table:style-name="ce1" office:value-type="string" calcext:value-type="string">
            <text:p>t2,с</text:p>
          </table:table-cell>
          <table:table-cell table:style-name="ce1" office:value-type="string" calcext:value-type="string">
            <text:p>2(x2-x1),м</text:p>
          </table:table-cell>
          <table:table-cell table:style-name="ce1" office:value-type="string" calcext:value-type="string">
            <text:p>(t2^2-t1^2), с^2</text:p>
          </table:table-cell>
          <table:table-cell table:number-columns-repeated="2"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.15" calcext:value-type="float" table:number-columns-spanned="1" table:number-rows-spanned="5">
            <text:p>0,15</text:p>
          </table:table-cell>
          <table:table-cell table:style-name="ce3" office:value-type="float" office:value="0.4" calcext:value-type="float" table:number-columns-spanned="1" table:number-rows-spanned="5">
            <text:p>0,4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9" calcext:value-type="float">
            <text:p>2,9</text:p>
          </table:table-cell>
          <table:table-cell table:style-name="ce3" table:formula="of:=2*([.C2]-[.B2])" office:value-type="float" office:value="0.5" calcext:value-type="float">
            <text:p>0,5</text:p>
          </table:table-cell>
          <table:table-cell table:style-name="ce1" table:formula="of:=([.E2]^2-[.D2]^2)" office:value-type="float" office:value="7.77" calcext:value-type="float">
            <text:p>7,77</text:p>
          </table:table-cell>
          <table:table-cell table:formula="of:=([.F2]-[.$M$2]*[.G2])^2" office:value-type="float" office:value="0.0182959109114207" calcext:value-type="float">
            <text:p>0,0182959109</text:p>
          </table:table-cell>
          <table:table-cell table:number-columns-repeated="2"/>
          <table:table-cell office:value-type="float" office:value="49.604" calcext:value-type="float">
            <text:p>49,604</text:p>
          </table:table-cell>
          <table:table-cell office:value-type="float" office:value="2.3285" calcext:value-type="float">
            <text:p>2,3285</text:p>
          </table:table-cell>
          <table:table-cell table:formula="of:=[.L2]/[.K2]" office:value-type="float" office:value="0.0469417788887993" calcext:value-type="float">
            <text:p>0,0469417789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 table:number-columns-repeated="2" table:style-name="ce1"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3.2" calcext:value-type="float">
            <text:p>3,2</text:p>
          </table:table-cell>
          <table:table-cell table:style-name="ce3" office:value-type="float" office:value="0.5" calcext:value-type="float">
            <text:p>0,5</text:p>
          </table:table-cell>
          <table:table-cell table:style-name="ce1" table:formula="of:=([.E3]^2-[.D3]^2)" office:value-type="float" office:value="7.99" calcext:value-type="float">
            <text:p>7,99</text:p>
          </table:table-cell>
          <table:table-cell table:formula="of:=([.F3]-[.$M$2]*[.G3])^2" office:value-type="float" office:value="0.01560880087039" calcext:value-type="float">
            <text:p>0,0156088009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 table:number-columns-repeated="2" table:style-name="ce1"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3.5" calcext:value-type="float">
            <text:p>3,5</text:p>
          </table:table-cell>
          <table:table-cell table:style-name="ce3" office:value-type="float" office:value="0.5" calcext:value-type="float">
            <text:p>0,5</text:p>
          </table:table-cell>
          <table:table-cell table:style-name="ce1" table:formula="of:=([.E4]^2-[.D4]^2)" office:value-type="float" office:value="8.64" calcext:value-type="float">
            <text:p>8,64</text:p>
          </table:table-cell>
          <table:table-cell table:formula="of:=([.F4]-[.$M$2]*[.G4])^2" office:value-type="float" office:value="0.0089157086700655" calcext:value-type="float">
            <text:p>0,0089157087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 table:number-columns-repeated="2" table:style-name="ce1"/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2.9" calcext:value-type="float">
            <text:p>2,9</text:p>
          </table:table-cell>
          <table:table-cell table:style-name="ce3" office:value-type="float" office:value="0.5" calcext:value-type="float">
            <text:p>0,5</text:p>
          </table:table-cell>
          <table:table-cell table:style-name="ce1" table:formula="of:=([.E5]^2-[.D5]^2)" office:value-type="float" office:value="6.97" calcext:value-type="float">
            <text:p>6,97</text:p>
          </table:table-cell>
          <table:table-cell table:formula="of:=([.F5]-[.$M$2]*[.G5])^2" office:value-type="float" office:value="0.029865301125412" calcext:value-type="float">
            <text:p>0,0298653011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 table:number-columns-repeated="2" table:style-name="ce1"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3.4" calcext:value-type="float">
            <text:p>3,4</text:p>
          </table:table-cell>
          <table:table-cell table:style-name="ce3" office:value-type="float" office:value="0.5" calcext:value-type="float">
            <text:p>0,5</text:p>
          </table:table-cell>
          <table:table-cell table:style-name="ce1" table:formula="of:=([.E6]^2-[.D6]^2)" office:value-type="float" office:value="7.95" calcext:value-type="float">
            <text:p>7,95</text:p>
          </table:table-cell>
          <table:table-cell table:formula="of:=([.F6]-[.$M$2]*[.G6])^2" office:value-type="float" office:value="0.0160815009120379" calcext:value-type="float">
            <text:p>0,016081500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0.15" calcext:value-type="float" table:number-columns-spanned="1" table:number-rows-spanned="5">
            <text:p>0,15</text:p>
          </table:table-cell>
          <table:table-cell table:style-name="ce3" office:value-type="float" office:value="0.5" calcext:value-type="float" table:number-columns-spanned="1" table:number-rows-spanned="5">
            <text:p>0,5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.9" calcext:value-type="float">
            <text:p>3,9</text:p>
          </table:table-cell>
          <table:table-cell table:style-name="ce3" table:formula="of:=2*([.C7]-[.B7])" office:value-type="float" office:value="0.7" calcext:value-type="float">
            <text:p>0,7</text:p>
          </table:table-cell>
          <table:table-cell table:style-name="ce1" table:formula="of:=([.E7]^2-[.D7]^2)" office:value-type="float" office:value="11.97" calcext:value-type="float">
            <text:p>11,97</text:p>
          </table:table-cell>
          <table:table-cell table:formula="of:=([.F7]-[.$M$2]*[.G7])^2" office:value-type="float" office:value="0.0190735176785387" calcext:value-type="float">
            <text:p>0,0190735177</text:p>
          </table:table-cell>
          <table:table-cell table:number-columns-repeated="4"/>
          <table:table-cell table:formula="of:=7.7*[.M2]" office:value-type="float" office:value="0.361451697443755" calcext:value-type="float">
            <text:p>0,3614516974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 table:number-columns-repeated="2" table:style-name="ce1"/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7" calcext:value-type="float">
            <text:p>0,7</text:p>
          </table:table-cell>
          <table:table-cell table:style-name="ce1" table:formula="of:=([.E8]^2-[.D8]^2)" office:value-type="float" office:value="12.76" calcext:value-type="float">
            <text:p>12,76</text:p>
          </table:table-cell>
          <table:table-cell table:formula="of:=([.F8]-[.$M$2]*[.G8])^2" office:value-type="float" office:value="0.0102056266030152" calcext:value-type="float">
            <text:p>0,0102056266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7" calcext:value-type="float">
            <text:p>0,7</text:p>
          </table:table-cell>
          <table:table-cell table:style-name="ce1" table:formula="of:=([.E9]^2-[.D9]^2)" office:value-type="float" office:value="12" calcext:value-type="float">
            <text:p>12</text:p>
          </table:table-cell>
          <table:table-cell table:formula="of:=([.F9]-[.$M$2]*[.G9])^2" office:value-type="float" office:value="0.0186865218234408" calcext:value-type="float">
            <text:p>0,0186865218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covered-table-cell table:number-columns-repeated="2" table:style-name="ce1"/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3.3" calcext:value-type="float">
            <text:p>3,3</text:p>
          </table:table-cell>
          <table:table-cell table:style-name="ce3" office:value-type="float" office:value="0.7" calcext:value-type="float">
            <text:p>0,7</text:p>
          </table:table-cell>
          <table:table-cell table:style-name="ce1" table:formula="of:=([.E10]^2-[.D10]^2)" office:value-type="float" office:value="9.2" calcext:value-type="float">
            <text:p>9,2</text:p>
          </table:table-cell>
          <table:table-cell table:formula="of:=([.F10]-[.$M$2]*[.G10])^2" office:value-type="float" office:value="0.0718967183401954" calcext:value-type="float">
            <text:p>0,0718967183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number-columns-repeated="2" table:style-name="ce1"/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.2" calcext:value-type="float">
            <text:p>3,2</text:p>
          </table:table-cell>
          <table:table-cell table:style-name="ce3" office:value-type="float" office:value="0.7" calcext:value-type="float">
            <text:p>0,7</text:p>
          </table:table-cell>
          <table:table-cell table:style-name="ce1" table:formula="of:=([.E11]^2-[.D11]^2)" office:value-type="float" office:value="8.8" calcext:value-type="float">
            <text:p>8,8</text:p>
          </table:table-cell>
          <table:table-cell table:formula="of:=([.F11]-[.$M$2]*[.G11])^2" office:value-type="float" office:value="0.0823186941601595" calcext:value-type="float">
            <text:p>0,0823186942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0.15" calcext:value-type="float" table:number-columns-spanned="1" table:number-rows-spanned="5">
            <text:p>0,15</text:p>
          </table:table-cell>
          <table:table-cell table:style-name="ce3" office:value-type="float" office:value="0.7" calcext:value-type="float" table:number-columns-spanned="1" table:number-rows-spanned="5">
            <text:p>0,7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4.6" calcext:value-type="float">
            <text:p>4,6</text:p>
          </table:table-cell>
          <table:table-cell table:style-name="ce3" table:formula="of:=2*([.C12]-[.B12])" office:value-type="float" office:value="1.1" calcext:value-type="float">
            <text:p>1,1</text:p>
          </table:table-cell>
          <table:table-cell table:style-name="ce1" table:formula="of:=([.E12]^2-[.D12]^2)" office:value-type="float" office:value="17.92" calcext:value-type="float">
            <text:p>17,92</text:p>
          </table:table-cell>
          <table:table-cell table:formula="of:=([.F12]-[.$M$2]*[.G12])^2" office:value-type="float" office:value="0.0669791596401001" calcext:value-type="float">
            <text:p>0,0669791596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covered-table-cell table:number-columns-repeated="2" table:style-name="ce1"/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4.6" calcext:value-type="float">
            <text:p>4,6</text:p>
          </table:table-cell>
          <table:table-cell table:style-name="ce3" office:value-type="float" office:value="1.1" calcext:value-type="float">
            <text:p>1,1</text:p>
          </table:table-cell>
          <table:table-cell table:style-name="ce1" table:formula="of:=([.E13]^2-[.D13]^2)" office:value-type="float" office:value="19.2" calcext:value-type="float">
            <text:p>19,2</text:p>
          </table:table-cell>
          <table:table-cell table:formula="of:=([.F13]-[.$M$2]*[.G13])^2" office:value-type="float" office:value="0.0394887820546064" calcext:value-type="float">
            <text:p>0,0394887821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 table:number-columns-repeated="2" table:style-name="ce1"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4.6" calcext:value-type="float">
            <text:p>4,6</text:p>
          </table:table-cell>
          <table:table-cell table:style-name="ce3" office:value-type="float" office:value="1.1" calcext:value-type="float">
            <text:p>1,1</text:p>
          </table:table-cell>
          <table:table-cell table:style-name="ce1" table:formula="of:=([.E14]^2-[.D14]^2)" office:value-type="float" office:value="18.91" calcext:value-type="float">
            <text:p>18,91</text:p>
          </table:table-cell>
          <table:table-cell table:formula="of:=([.F14]-[.$M$2]*[.G14])^2" office:value-type="float" office:value="0.045084437089554" calcext:value-type="float">
            <text:p>0,0450844371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covered-table-cell table:number-columns-repeated="2" table:style-name="ce1"/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4.3" calcext:value-type="float">
            <text:p>4,3</text:p>
          </table:table-cell>
          <table:table-cell table:style-name="ce3" office:value-type="float" office:value="1.1" calcext:value-type="float">
            <text:p>1,1</text:p>
          </table:table-cell>
          <table:table-cell table:style-name="ce1" table:formula="of:=([.E15]^2-[.D15]^2)" office:value-type="float" office:value="16.8" calcext:value-type="float">
            <text:p>16,8</text:p>
          </table:table-cell>
          <table:table-cell table:formula="of:=([.F15]-[.$M$2]*[.G15])^2" office:value-type="float" office:value="0.0969563302943053" calcext:value-type="float">
            <text:p>0,0969563303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 table:number-columns-repeated="2" table:style-name="ce1"/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4.5" calcext:value-type="float">
            <text:p>4,5</text:p>
          </table:table-cell>
          <table:table-cell table:style-name="ce3" office:value-type="float" office:value="1.1" calcext:value-type="float">
            <text:p>1,1</text:p>
          </table:table-cell>
          <table:table-cell table:style-name="ce1" table:formula="of:=([.E16]^2-[.D16]^2)" office:value-type="float" office:value="17.36" calcext:value-type="float">
            <text:p>17,36</text:p>
          </table:table-cell>
          <table:table-cell table:formula="of:=([.F16]-[.$M$2]*[.G16])^2" office:value-type="float" office:value="0.0812767177693978" calcext:value-type="float">
            <text:p>0,0812767178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0.15" calcext:value-type="float" table:number-columns-spanned="1" table:number-rows-spanned="5">
            <text:p>0,15</text:p>
          </table:table-cell>
          <table:table-cell table:style-name="ce3" office:value-type="float" office:value="0.9" calcext:value-type="float" table:number-columns-spanned="1" table:number-rows-spanned="5">
            <text:p>0,9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5.6" calcext:value-type="float">
            <text:p>5,6</text:p>
          </table:table-cell>
          <table:table-cell table:style-name="ce3" table:formula="of:=2*([.C17]-[.B17])" office:value-type="float" office:value="1.5" calcext:value-type="float">
            <text:p>1,5</text:p>
          </table:table-cell>
          <table:table-cell table:style-name="ce1" table:formula="of:=([.E17]^2-[.D17]^2)" office:value-type="float" office:value="29.92" calcext:value-type="float">
            <text:p>29,92</text:p>
          </table:table-cell>
          <table:table-cell table:formula="of:=([.F17]-[.$M$2]*[.G17])^2" office:value-type="float" office:value="0.00912062735250413" calcext:value-type="float">
            <text:p>0,0091206274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 table:number-columns-repeated="2" table:style-name="ce1"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5.7" calcext:value-type="float">
            <text:p>5,7</text:p>
          </table:table-cell>
          <table:table-cell table:style-name="ce3" office:value-type="float" office:value="1.5" calcext:value-type="float">
            <text:p>1,5</text:p>
          </table:table-cell>
          <table:table-cell table:style-name="ce1" table:formula="of:=([.E18]^2-[.D18]^2)" office:value-type="float" office:value="30.24" calcext:value-type="float">
            <text:p>30,24</text:p>
          </table:table-cell>
          <table:table-cell table:formula="of:=([.F18]-[.$M$2]*[.G18])^2" office:value-type="float" office:value="0.00647712800694781" calcext:value-type="float">
            <text:p>0,006477128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 table:number-columns-repeated="2" table:style-name="ce1"/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5.8" calcext:value-type="float">
            <text:p>5,8</text:p>
          </table:table-cell>
          <table:table-cell table:style-name="ce3" office:value-type="float" office:value="1.5" calcext:value-type="float">
            <text:p>1,5</text:p>
          </table:table-cell>
          <table:table-cell table:style-name="ce1" table:formula="of:=([.E19]^2-[.D19]^2)" office:value-type="float" office:value="30.4" calcext:value-type="float">
            <text:p>30,4</text:p>
          </table:table-cell>
          <table:table-cell table:formula="of:=([.F19]-[.$M$2]*[.G19])^2" office:value-type="float" office:value="0.00532460948465251" calcext:value-type="float">
            <text:p>0,0053246095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 table:number-columns-repeated="2" table:style-name="ce1"/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5.4" calcext:value-type="float">
            <text:p>5,4</text:p>
          </table:table-cell>
          <table:table-cell table:style-name="ce3" office:value-type="float" office:value="1.5" calcext:value-type="float">
            <text:p>1,5</text:p>
          </table:table-cell>
          <table:table-cell table:style-name="ce1" table:formula="of:=([.E20]^2-[.D20]^2)" office:value-type="float" office:value="27.72" calcext:value-type="float">
            <text:p>27,72</text:p>
          </table:table-cell>
          <table:table-cell table:formula="of:=([.F20]-[.$M$2]*[.G20])^2" office:value-type="float" office:value="0.0395110590286812" calcext:value-type="float">
            <text:p>0,039511059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 table:number-columns-repeated="2" table:style-name="ce1"/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5.6" calcext:value-type="float">
            <text:p>5,6</text:p>
          </table:table-cell>
          <table:table-cell table:style-name="ce3" office:value-type="float" office:value="1.5" calcext:value-type="float">
            <text:p>1,5</text:p>
          </table:table-cell>
          <table:table-cell table:style-name="ce1" table:formula="of:=([.E21]^2-[.D21]^2)" office:value-type="float" office:value="29.67" calcext:value-type="float">
            <text:p>29,67</text:p>
          </table:table-cell>
          <table:table-cell table:formula="of:=([.F21]-[.$M$2]*[.G21])^2" office:value-type="float" office:value="0.0114998643274674" calcext:value-type="float">
            <text:p>0,0114998643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0.15" calcext:value-type="float" table:number-columns-spanned="1" table:number-rows-spanned="5">
            <text:p>0,15</text:p>
          </table:table-cell>
          <table:table-cell table:style-name="ce3" office:value-type="float" office:value="1.1" calcext:value-type="float" table:number-columns-spanned="1" table:number-rows-spanned="5">
            <text:p>1,1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2*([.C22]-[.B22])" office:value-type="float" office:value="1.9" calcext:value-type="float">
            <text:p>1,9</text:p>
          </table:table-cell>
          <table:table-cell table:style-name="ce1" table:formula="of:=([.E22]^2-[.D22]^2)" office:value-type="float" office:value="45.76" calcext:value-type="float">
            <text:p>45,76</text:p>
          </table:table-cell>
          <table:table-cell table:formula="of:=([.F22]-[.$M$2]*[.G22])^2" office:value-type="float" office:value="0.0615316808817798" calcext:value-type="float">
            <text:p>0,0615316809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covered-table-cell table:number-columns-repeated="2" table:style-name="ce1"/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7.1" calcext:value-type="float">
            <text:p>7,1</text:p>
          </table:table-cell>
          <table:table-cell table:style-name="ce3" office:value-type="float" office:value="1.9" calcext:value-type="float">
            <text:p>1,9</text:p>
          </table:table-cell>
          <table:table-cell table:style-name="ce1" table:formula="of:=([.E23]^2-[.D23]^2)" office:value-type="float" office:value="47.17" calcext:value-type="float">
            <text:p>47,17</text:p>
          </table:table-cell>
          <table:table-cell table:formula="of:=([.F23]-[.$M$2]*[.G23])^2" office:value-type="float" office:value="0.0987491093906221" calcext:value-type="float">
            <text:p>0,0987491094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covered-table-cell table:number-columns-repeated="2" table:style-name="ce1"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7.3" calcext:value-type="float">
            <text:p>7,3</text:p>
          </table:table-cell>
          <table:table-cell table:style-name="ce3" office:value-type="float" office:value="1.9" calcext:value-type="float">
            <text:p>1,9</text:p>
          </table:table-cell>
          <table:table-cell table:style-name="ce1" table:formula="of:=([.E24]^2-[.D24]^2)" office:value-type="float" office:value="49.68" calcext:value-type="float">
            <text:p>49,68</text:p>
          </table:table-cell>
          <table:table-cell table:formula="of:=([.F24]-[.$M$2]*[.G24])^2" office:value-type="float" office:value="0.186682389535361" calcext:value-type="float">
            <text:p>0,1866823895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covered-table-cell table:number-columns-repeated="2" table:style-name="ce1"/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6.5" calcext:value-type="float">
            <text:p>6,5</text:p>
          </table:table-cell>
          <table:table-cell table:style-name="ce3" office:value-type="float" office:value="1.9" calcext:value-type="float">
            <text:p>1,9</text:p>
          </table:table-cell>
          <table:table-cell table:style-name="ce1" table:formula="of:=([.E25]^2-[.D25]^2)" office:value-type="float" office:value="40.29" calcext:value-type="float">
            <text:p>40,29</text:p>
          </table:table-cell>
          <table:table-cell table:formula="of:=([.F25]-[.$M$2]*[.G25])^2" office:value-type="float" office:value="0.0000759639245107316" calcext:value-type="float">
            <text:p>7,59639245107316E-005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covered-table-cell table:number-columns-repeated="2" table:style-name="ce1"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6.8" calcext:value-type="float">
            <text:p>6,8</text:p>
          </table:table-cell>
          <table:table-cell table:style-name="ce3" office:value-type="float" office:value="1.9" calcext:value-type="float">
            <text:p>1,9</text:p>
          </table:table-cell>
          <table:table-cell table:style-name="ce1" table:formula="of:=([.E26]^2-[.D26]^2)" office:value-type="float" office:value="43.99" calcext:value-type="float">
            <text:p>43,99</text:p>
          </table:table-cell>
          <table:table-cell table:formula="of:=([.F26]-[.$M$2]*[.G26])^2" office:value-type="float" office:value="0.0272147225651485" calcext:value-type="float">
            <text:p>0,027214722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SUM([.H2:.H26])/24)" office:value-type="float" office:value="0.210843631083195" calcext:value-type="float">
            <text:p>0,2108436311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6" table:number-columns-repeated="3" table:default-cell-style-name="ce2"/>
        <table:table-column table:style-name="co2" table:number-columns-repeated="1012" table:default-cell-style-name="ce2"/>
        <table:table-row table:style-name="ro2">
          <table:table-cell table:style-name="ce5" office:value-type="float" office:value="310" calcext:value-type="float">
            <text:p>310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h, мм</text:p>
          </table:table-cell>
          <table:table-cell table:style-name="ce1" office:value-type="string" calcext:value-type="string">
            <text:p>h', мм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t1, с</text:p>
          </table:table-cell>
          <table:table-cell table:style-name="ce1" office:value-type="string" calcext:value-type="string">
            <text:p>t2, с</text:p>
          </table:table-cell>
          <table:table-cell table:style-name="ce1" table:number-columns-repeated="2"/>
          <table:table-cell office:value-type="string" calcext:value-type="string">
            <text:p>t ср</text:p>
          </table:table-cell>
          <table:table-cell table:number-columns-repeated="3"/>
          <table:table-cell table:style-name="ce1" office:value-type="string" calcext:value-type="string">
            <text:p>Количество пластин</text:p>
          </table:table-cell>
          <table:table-cell table:style-name="ce1" office:value-type="string" calcext:value-type="string">
            <text:p>sin(a)</text:p>
          </table:table-cell>
          <table:table-cell table:style-name="ce1" office:value-type="string" calcext:value-type="string">
            <text:p>t1, c</text:p>
          </table:table-cell>
          <table:table-cell table:style-name="ce1" office:value-type="string" calcext:value-type="string">
            <text:p>t2, c</text:p>
          </table:table-cell>
          <table:table-cell table:number-columns-repeated="2" table:style-name="ce1" office:value-type="string" calcext:value-type="string">
            <text:p>a ,м/с^2</text:p>
          </table:table-cell>
          <table:table-cell office:value-type="string" calcext:value-type="string">
            <text:p>da</text:p>
          </table:table-cell>
          <table:table-cell table:number-columns-repeated="1006"/>
        </table:table-row>
        <table:table-row table:style-name="ro3">
          <table:table-cell table:style-name="ce3" office:value-type="float" office:value="325" calcext:value-type="float" table:number-columns-spanned="1" table:number-rows-spanned="5">
            <text:p>325</text:p>
          </table:table-cell>
          <table:table-cell table:style-name="ce3" office:value-type="float" office:value="310" calcext:value-type="float" table:number-columns-spanned="1" table:number-rows-spanned="5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5.5" calcext:value-type="float">
            <text:p>5,5</text:p>
          </table:table-cell>
          <table:table-cell table:formula="of:=([.D3]-[.$G$3])^2" office:value-type="float" office:value="0.0196" calcext:value-type="float">
            <text:p>0,0196</text:p>
          </table:table-cell>
          <table:table-cell table:formula="of:=SUM([.D3:.D7])/5" office:value-type="float" office:value="1.06" calcext:value-type="float">
            <text:p>1,06</text:p>
          </table:table-cell>
          <table:table-cell table:formula="of:=([.E3]-[.$I$3])^2" office:value-type="float" office:value="0.1024" calcext:value-type="float">
            <text:p>0,1024</text:p>
          </table:table-cell>
          <table:table-cell table:formula="of:=SUM([.E3:.E7])/5" office:value-type="float" office:value="5.18" calcext:value-type="float">
            <text:p>5,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3]-[.$A$1]-([.B3]-[.$B$1]))/([.$E$1]-[.$D$1])" office:value-type="float" office:value="17.948717948718" calcext:value-type="float">
            <text:p>17,9487179487</text:p>
          </table:table-cell>
          <table:table-cell table:style-name="ce1" office:value-type="string" calcext:value-type="string">
            <text:p>1,06 <text:span text:style-name="T1">± 0,07</text:span></text:p>
          </table:table-cell>
          <table:table-cell table:style-name="ce1" office:value-type="string" calcext:value-type="string">
            <text:p>5,18 <text:span text:style-name="T1">± 0,12</text:span></text:p>
          </table:table-cell>
          <table:table-cell table:style-name="ce1" office:value-type="string" calcext:value-type="string">
            <text:p>0,07 <text:span text:style-name="T1">± 0,05</text:span></text:p>
          </table:table-cell>
          <table:table-cell table:style-name="ce1" table:formula="of:=(2*(1.1-0.15))/([.O8]^2-[.N8]^2)" office:value-type="float" office:value="0.0739046552153349" calcext:value-type="float">
            <text:p>0,0739046552</text:p>
          </table:table-cell>
          <table:table-cell table:formula="of:=SQRT( ((0.005^2)+(0.005^2))/((1.1-0.15)^2) + 4*((([.N8]*[.F8])^2+([.O8]*[.H8])^2)/(([.O8]^2-[.N8]^2)^2)))" office:value-type="float" office:value="0.0484487875813118" calcext:value-type="float">
            <text:p>0,0484487876</text:p>
          </table:table-cell>
          <table:table-cell table:number-columns-repeated="1006"/>
        </table:table-row>
        <table:table-row table:style-name="ro3"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3" calcext:value-type="float">
            <text:p>5,3</text:p>
          </table:table-cell>
          <table:table-cell table:formula="of:=([.D4]-[.$G$3])^2" office:value-type="float" office:value="0.0016" calcext:value-type="float">
            <text:p>0,0016</text:p>
          </table:table-cell>
          <table:table-cell/>
          <table:table-cell table:formula="of:=([.E4]-[.$I$3])^2" office:value-type="float" office:value="0.0144" calcext:value-type="float">
            <text:p>0,01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[.A10]-[.$A$1]-([.B10]-[.$B$1]))/([.$E$1]-[.$D$1])" office:value-type="float" office:value="32.0512820512821" calcext:value-type="float">
            <text:p>32,0512820513</text:p>
          </table:table-cell>
          <table:table-cell table:style-name="ce1" office:value-type="string" calcext:value-type="string">
            <text:p>0,84 <text:span text:style-name="T1">± 0,08</text:span></text:p>
          </table:table-cell>
          <table:table-cell table:style-name="ce1" office:value-type="string" calcext:value-type="string">
            <text:p>4,2 <text:span text:style-name="T1">± 0,12</text:span></text:p>
          </table:table-cell>
          <table:table-cell table:style-name="ce1" office:value-type="string" calcext:value-type="string">
            <text:p>0,11 <text:span text:style-name="T1">± 0,06</text:span></text:p>
          </table:table-cell>
          <table:table-cell table:style-name="ce1" table:formula="of:=(2*(1.1-0.15))/([.O9]^2-[.N9]^2)" office:value-type="float" office:value="0.112197656840514" calcext:value-type="float">
            <text:p>0,1121976568</text:p>
          </table:table-cell>
          <table:table-cell table:formula="of:=SQRT( ((0.005^2)+(0.005^2))/((1.1-0.15)^2) + 4*((([.N9]*[.F15])^2+([.O9]*[.H15])^2)/(([.O9]^2-[.N9]^2)^2)))" office:value-type="float" office:value="0.0586266015288439" calcext:value-type="float">
            <text:p>0,0586266015</text:p>
          </table:table-cell>
          <table:table-cell table:number-columns-repeated="1006"/>
        </table:table-row>
        <table:table-row table:style-name="ro3">
          <table:covered-table-cell table:number-columns-repeated="2"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" calcext:value-type="float">
            <text:p>5</text:p>
          </table:table-cell>
          <table:table-cell table:formula="of:=([.D5]-[.$G$3])^2" office:value-type="float" office:value="0.0256" calcext:value-type="float">
            <text:p>0,0256</text:p>
          </table:table-cell>
          <table:table-cell/>
          <table:table-cell table:formula="of:=([.E5]-[.$I$3])^2" office:value-type="float" office:value="0.0323999999999999" calcext:value-type="float">
            <text:p>0,03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[.A17]-[.$A$1]-([.B17]-[.$B$1]))/([.$E$1]-[.$D$1])" office:value-type="float" office:value="47.4358974358974" calcext:value-type="float">
            <text:p>47,4358974359</text:p>
          </table:table-cell>
          <table:table-cell table:style-name="ce1" office:value-type="string" calcext:value-type="string">
            <text:p>0,74 <text:span text:style-name="T1">± 0,07</text:span></text:p>
          </table:table-cell>
          <table:table-cell table:style-name="ce1" office:value-type="string" calcext:value-type="string">
            <text:p>3,08 <text:span text:style-name="T1">± 0,07</text:span></text:p>
          </table:table-cell>
          <table:table-cell table:style-name="ce6" office:value-type="string" calcext:value-type="string">
            <text:p>0,21 ± 0,05</text:p>
          </table:table-cell>
          <table:table-cell table:style-name="ce1" table:formula="of:=(2*(1.1-0.15))/([.O10]^2-[.N10]^2)" office:value-type="float" office:value="0.212556495279008" calcext:value-type="float">
            <text:p>0,2125564953</text:p>
          </table:table-cell>
          <table:table-cell table:formula="of:=SQRT( ((0.005^2)+(0.005^2))/((1.1-0.15)^2) + 4*((([.N10]*[.F22])^2+([.O10]*[.H22])^2)/(([.O10]^2-[.N10]^2)^2)))" office:value-type="float" office:value="0.0502217585912526" calcext:value-type="float">
            <text:p>0,0502217586</text:p>
          </table:table-cell>
          <table:table-cell table:number-columns-repeated="1006"/>
        </table:table-row>
        <table:table-row table:style-name="ro3">
          <table:covered-table-cell table:number-columns-repeated="2"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2" calcext:value-type="float">
            <text:p>5,2</text:p>
          </table:table-cell>
          <table:table-cell table:formula="of:=([.D6]-[.$G$3])^2" office:value-type="float" office:value="0.0016" calcext:value-type="float">
            <text:p>0,0016</text:p>
          </table:table-cell>
          <table:table-cell/>
          <table:table-cell table:formula="of:=([.E6]-[.$I$3])^2" office:value-type="float" office:value="0.000400000000000019" calcext:value-type="float">
            <text:p>0,00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([.A24]-[.$A$1]-([.B24]-[.$B$1]))/([.$E$1]-[.$D$1])" office:value-type="float" office:value="58.974358974359" calcext:value-type="float">
            <text:p>58,9743589744</text:p>
          </table:table-cell>
          <table:table-cell table:style-name="ce1" office:value-type="string" calcext:value-type="string">
            <text:p>0,68 <text:span text:style-name="T1">± 0,05</text:span></text:p>
          </table:table-cell>
          <table:table-cell table:style-name="ce1" office:value-type="string" calcext:value-type="string">
            <text:p>2,66 <text:span text:style-name="T1">± 0,07</text:span></text:p>
          </table:table-cell>
          <table:table-cell table:style-name="ce1" office:value-type="string" calcext:value-type="string">
            <text:p>0,29 <text:span text:style-name="T1">± 0,6</text:span></text:p>
          </table:table-cell>
          <table:table-cell table:style-name="ce1" table:formula="of:=(2*(1.1-0.15))/([.O11]^2-[.N11]^2)" office:value-type="float" office:value="0.287304179519748" calcext:value-type="float">
            <text:p>0,2873041795</text:p>
          </table:table-cell>
          <table:table-cell table:formula="of:=SQRT( ((0.005^2)+(0.005^2))/((1.1-0.15)^2) + 4*((([.N11]*[.F29])^2+([.O11]*[.H29])^2)/(([.O11]^2-[.N11]^2)^2)))" office:value-type="float" office:value="0.0589785925142233" calcext:value-type="float">
            <text:p>0,0589785925</text:p>
          </table:table-cell>
          <table:table-cell table:number-columns-repeated="1006"/>
        </table:table-row>
        <table:table-row table:style-name="ro1">
          <table:covered-table-cell table:number-columns-repeated="2"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9" calcext:value-type="float">
            <text:p>4,9</text:p>
          </table:table-cell>
          <table:table-cell table:formula="of:=([.D7]-[.$G$3])^2" office:value-type="float" office:value="0.00360000000000001" calcext:value-type="float">
            <text:p>0,0036</text:p>
          </table:table-cell>
          <table:table-cell/>
          <table:table-cell table:formula="of:=([.E7]-[.$I$3])^2" office:value-type="float" office:value="0.0783999999999996" calcext:value-type="float">
            <text:p>0,078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QRT((SQRT(SUM([.F3:.F7])/(5*4)))^2+0.05^2)" office:value-type="float" office:value="0.0714142842854285" calcext:value-type="float">
            <text:p>0,0714142843</text:p>
          </table:table-cell>
          <table:table-cell/>
          <table:table-cell table:formula="of:=SQRT((SQRT(SUM([.H3:.H7])/(5*4)))^2+0.05^2)" office:value-type="float" office:value="0.117898261225516" calcext:value-type="float">
            <text:p>0,1178982612</text:p>
          </table:table-cell>
          <table:table-cell table:number-columns-repeated="5"/>
          <table:table-cell office:value-type="float" office:value="1.06" calcext:value-type="float">
            <text:p>1,06</text:p>
          </table:table-cell>
          <table:table-cell office:value-type="float" office:value="5.18" calcext:value-type="float">
            <text:p>5,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, мм</text:p>
          </table:table-cell>
          <table:table-cell table:style-name="ce1" office:value-type="string" calcext:value-type="string">
            <text:p>h', мм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t1, с</text:p>
          </table:table-cell>
          <table:table-cell table:style-name="ce1" office:value-type="string" calcext:value-type="string">
            <text:p>t2, с</text:p>
          </table:table-cell>
          <table:table-cell table:style-name="ce1" table:number-columns-repeated="2"/>
          <table:table-cell table:number-columns-repeated="6"/>
          <table:table-cell office:value-type="float" office:value="0.84" calcext:value-type="float">
            <text:p>0,84</text:p>
          </table:table-cell>
          <table:table-cell office:value-type="float" office:value="4.2" calcext:value-type="float">
            <text:p>4,2</text:p>
          </table:table-cell>
          <table:table-cell table:number-columns-repeated="1009"/>
        </table:table-row>
        <table:table-row table:style-name="ro1">
          <table:table-cell table:style-name="ce3" office:value-type="float" office:value="336" calcext:value-type="float" table:number-columns-spanned="1" table:number-rows-spanned="5">
            <text:p>336</text:p>
          </table:table-cell>
          <table:table-cell table:style-name="ce3" office:value-type="float" office:value="310" calcext:value-type="float" table:number-columns-spanned="1" table:number-rows-spanned="5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4.1" calcext:value-type="float">
            <text:p>4,1</text:p>
          </table:table-cell>
          <table:table-cell table:formula="of:=([.D10]-[.$G$10])^2" office:value-type="float" office:value="0.0196" calcext:value-type="float">
            <text:p>0,0196</text:p>
          </table:table-cell>
          <table:table-cell table:formula="of:=SUM([.D10:.D14])/5" office:value-type="float" office:value="0.84" calcext:value-type="float">
            <text:p>0,84</text:p>
          </table:table-cell>
          <table:table-cell table:formula="of:=([.E10]-[.$I$10])^2" office:value-type="float" office:value="0.0100000000000001" calcext:value-type="float">
            <text:p>0,01</text:p>
          </table:table-cell>
          <table:table-cell table:formula="of:=SUM([.E10:.E14])/5" office:value-type="float" office:value="4.2" calcext:value-type="float">
            <text:p>4,2</text:p>
          </table:table-cell>
          <table:table-cell table:number-columns-repeated="4"/>
          <table:table-cell office:value-type="float" office:value="0.74" calcext:value-type="float">
            <text:p>0,74</text:p>
          </table:table-cell>
          <table:table-cell office:value-type="float" office:value="3.08" calcext:value-type="float">
            <text:p>3,08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4.1" calcext:value-type="float">
            <text:p>4,1</text:p>
          </table:table-cell>
          <table:table-cell table:formula="of:=([.D11]-[.$G$10])^2" office:value-type="float" office:value="0.00359999999999999" calcext:value-type="float">
            <text:p>0,0036</text:p>
          </table:table-cell>
          <table:table-cell/>
          <table:table-cell table:formula="of:=([.E11]-[.$I$10])^2" office:value-type="float" office:value="0.0100000000000001" calcext:value-type="float">
            <text:p>0,01</text:p>
          </table:table-cell>
          <table:table-cell table:number-columns-repeated="5"/>
          <table:table-cell office:value-type="float" office:value="0.68" calcext:value-type="float">
            <text:p>0,68</text:p>
          </table:table-cell>
          <table:table-cell office:value-type="float" office:value="2.66" calcext:value-type="float">
            <text:p>2,66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4.2" calcext:value-type="float">
            <text:p>4,2</text:p>
          </table:table-cell>
          <table:table-cell table:formula="of:=([.D12]-[.$G$10])^2" office:value-type="float" office:value="0.00359999999999999" calcext:value-type="float">
            <text:p>0,0036</text:p>
          </table:table-cell>
          <table:table-cell/>
          <table:table-cell table:formula="of:=([.E12]-[.$I$10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4" calcext:value-type="float">
            <text:p>4</text:p>
          </table:table-cell>
          <table:table-cell table:formula="of:=([.D13]-[.$G$10])^2" office:value-type="float" office:value="0.0196" calcext:value-type="float">
            <text:p>0,0196</text:p>
          </table:table-cell>
          <table:table-cell/>
          <table:table-cell table:formula="of:=([.E13]-[.$I$10])^2" office:value-type="float" office:value="0.0400000000000001" calcext:value-type="float">
            <text:p>0,04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6" calcext:value-type="float">
            <text:p>4,6</text:p>
          </table:table-cell>
          <table:table-cell table:formula="of:=([.D14]-[.$G$10])^2" office:value-type="float" office:value="0.0256" calcext:value-type="float">
            <text:p>0,0256</text:p>
          </table:table-cell>
          <table:table-cell/>
          <table:table-cell table:formula="of:=([.E14]-[.$I$10])^2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QRT((SQRT(SUM([.F10:.F14])/(5*4)))^2+0.05^2)" office:value-type="float" office:value="0.0781024967590665" calcext:value-type="float">
            <text:p>0,0781024968</text:p>
          </table:table-cell>
          <table:table-cell/>
          <table:table-cell table:formula="of:=SQRT((SQRT(SUM([.H10:.H14])/(5*4)))^2+0.05^2)" office:value-type="float" office:value="0.116189500386222" calcext:value-type="float">
            <text:p>0,11618950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, мм</text:p>
          </table:table-cell>
          <table:table-cell table:style-name="ce1" office:value-type="string" calcext:value-type="string">
            <text:p>h', мм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t1, с</text:p>
          </table:table-cell>
          <table:table-cell table:style-name="ce1" office:value-type="string" calcext:value-type="string">
            <text:p>t2, с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float" office:value="348" calcext:value-type="float" table:number-columns-spanned="1" table:number-rows-spanned="5">
            <text:p>348</text:p>
          </table:table-cell>
          <table:table-cell table:style-name="ce3" office:value-type="float" office:value="310" calcext:value-type="float" table:number-columns-spanned="1" table:number-rows-spanned="5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2" calcext:value-type="float">
            <text:p>3,2</text:p>
          </table:table-cell>
          <table:table-cell table:formula="of:=([.D17]-[.$G$17])^2" office:value-type="float" office:value="0.00360000000000001" calcext:value-type="float">
            <text:p>0,0036</text:p>
          </table:table-cell>
          <table:table-cell table:formula="of:=SUM([.D17:.D21])/5" office:value-type="float" office:value="0.74" calcext:value-type="float">
            <text:p>0,74</text:p>
          </table:table-cell>
          <table:table-cell table:formula="of:=([.E17]-[.$I$17])^2" office:value-type="float" office:value="0.0144000000000001" calcext:value-type="float">
            <text:p>0,0144</text:p>
          </table:table-cell>
          <table:table-cell table:formula="of:=SUM([.E17:.E21])/5" office:value-type="float" office:value="3.08" calcext:value-type="float">
            <text:p>3,08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" calcext:value-type="float">
            <text:p>3</text:p>
          </table:table-cell>
          <table:table-cell table:formula="of:=([.D18]-[.$G$17])^2" office:value-type="float" office:value="0.00159999999999999" calcext:value-type="float">
            <text:p>0,0016</text:p>
          </table:table-cell>
          <table:table-cell/>
          <table:table-cell table:formula="of:=([.E18]-[.$I$17])^2" office:value-type="float" office:value="0.00639999999999994" calcext:value-type="float">
            <text:p>0,0064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" calcext:value-type="float">
            <text:p>3</text:p>
          </table:table-cell>
          <table:table-cell table:formula="of:=([.D19]-[.$G$17])^2" office:value-type="float" office:value="0.0196" calcext:value-type="float">
            <text:p>0,0196</text:p>
          </table:table-cell>
          <table:table-cell/>
          <table:table-cell table:formula="of:=([.E19]-[.$I$17])^2" office:value-type="float" office:value="0.00639999999999994" calcext:value-type="float">
            <text:p>0,0064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" calcext:value-type="float">
            <text:p>3</text:p>
          </table:table-cell>
          <table:table-cell table:formula="of:=([.D20]-[.$G$17])^2" office:value-type="float" office:value="0.00159999999999999" calcext:value-type="float">
            <text:p>0,0016</text:p>
          </table:table-cell>
          <table:table-cell/>
          <table:table-cell table:formula="of:=([.E20]-[.$I$17])^2" office:value-type="float" office:value="0.00639999999999994" calcext:value-type="float">
            <text:p>0,0064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2" calcext:value-type="float">
            <text:p>3,2</text:p>
          </table:table-cell>
          <table:table-cell table:formula="of:=([.D21]-[.$G$17])^2" office:value-type="float" office:value="0.0256" calcext:value-type="float">
            <text:p>0,0256</text:p>
          </table:table-cell>
          <table:table-cell/>
          <table:table-cell table:formula="of:=([.E21]-[.$I$17])^2" office:value-type="float" office:value="0.0144000000000001" calcext:value-type="float">
            <text:p>0,014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QRT((SQRT(SUM([.F17:.F21])/(5*4)))^2+0.05^2)" office:value-type="float" office:value="0.0714142842854285" calcext:value-type="float">
            <text:p>0,0714142843</text:p>
          </table:table-cell>
          <table:table-cell/>
          <table:table-cell table:formula="of:=SQRT((SQRT(SUM([.H17:.H21])/(5*4)))^2+0.05^2)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, мм</text:p>
          </table:table-cell>
          <table:table-cell table:style-name="ce1" office:value-type="string" calcext:value-type="string">
            <text:p>h', мм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t1, с</text:p>
          </table:table-cell>
          <table:table-cell table:style-name="ce1" office:value-type="string" calcext:value-type="string">
            <text:p>t2, с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float" office:value="358" calcext:value-type="float" table:number-columns-spanned="1" table:number-rows-spanned="5">
            <text:p>358</text:p>
          </table:table-cell>
          <table:table-cell table:style-name="ce3" office:value-type="float" office:value="311" calcext:value-type="float" table:number-columns-spanned="1" table:number-rows-spanned="5">
            <text:p>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2.7" calcext:value-type="float">
            <text:p>2,7</text:p>
          </table:table-cell>
          <table:table-cell table:formula="of:=([.D24]-[.$G$24])^2" office:value-type="float" office:value="0.000400000000000001" calcext:value-type="float">
            <text:p>0,0004</text:p>
          </table:table-cell>
          <table:table-cell table:formula="of:=SUM([.D24:.D28])/5" office:value-type="float" office:value="0.68" calcext:value-type="float">
            <text:p>0,68</text:p>
          </table:table-cell>
          <table:table-cell table:formula="of:=([.E24]-[.$I$24])^2" office:value-type="float" office:value="0.0016" calcext:value-type="float">
            <text:p>0,0016</text:p>
          </table:table-cell>
          <table:table-cell table:formula="of:=SUM([.E24:.E28])/5" office:value-type="float" office:value="2.66" calcext:value-type="float">
            <text:p>2,66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2.7" calcext:value-type="float">
            <text:p>2,7</text:p>
          </table:table-cell>
          <table:table-cell table:formula="of:=([.D25]-[.$G$24])^2" office:value-type="float" office:value="0.000400000000000001" calcext:value-type="float">
            <text:p>0,0004</text:p>
          </table:table-cell>
          <table:table-cell/>
          <table:table-cell table:formula="of:=([.E25]-[.$I$24])^2" office:value-type="float" office:value="0.0016" calcext:value-type="float">
            <text:p>0,0016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2.8" calcext:value-type="float">
            <text:p>2,8</text:p>
          </table:table-cell>
          <table:table-cell table:formula="of:=([.D26]-[.$G$24])^2" office:value-type="float" office:value="0.000400000000000001" calcext:value-type="float">
            <text:p>0,0004</text:p>
          </table:table-cell>
          <table:table-cell/>
          <table:table-cell table:formula="of:=([.E26]-[.$I$24])^2" office:value-type="float" office:value="0.0195999999999999" calcext:value-type="float">
            <text:p>0,0196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2.6" calcext:value-type="float">
            <text:p>2,6</text:p>
          </table:table-cell>
          <table:table-cell table:formula="of:=([.D27]-[.$G$24])^2" office:value-type="float" office:value="0.00639999999999999" calcext:value-type="float">
            <text:p>0,0064</text:p>
          </table:table-cell>
          <table:table-cell/>
          <table:table-cell table:formula="of:=([.E27]-[.$I$24])^2" office:value-type="float" office:value="0.00360000000000001" calcext:value-type="float">
            <text:p>0,0036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2.5" calcext:value-type="float">
            <text:p>2,5</text:p>
          </table:table-cell>
          <table:table-cell table:formula="of:=([.D28]-[.$G$24])^2" office:value-type="float" office:value="0.000400000000000001" calcext:value-type="float">
            <text:p>0,0004</text:p>
          </table:table-cell>
          <table:table-cell/>
          <table:table-cell table:formula="of:=([.E28]-[.$I$24])^2" office:value-type="float" office:value="0.0256" calcext:value-type="float">
            <text:p>0,02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QRT((SQRT(SUM([.F24:.F28])/(5*4)))^2+0.05^2)" office:value-type="float" office:value="0.053851648071345" calcext:value-type="float">
            <text:p>0,0538516481</text:p>
          </table:table-cell>
          <table:table-cell/>
          <table:table-cell table:formula="of:=SQRT((SQRT(SUM([.H24:.H28])/(5*4)))^2+0.05^2)" office:value-type="float" office:value="0.0714142842854285" calcext:value-type="float">
            <text:p>0,0714142843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8T17:29:05.011685422</meta:creation-date>
    <meta:editing-duration>P0D</meta:editing-duration>
    <meta:editing-cycles>2</meta:editing-cycles>
    <meta:generator>LibreOffice/4.1.1.2$Linux_X86_64 LibreOffice_project/410m0$Build-2</meta:generator>
    <dc:date>2013-09-28T17:30:44.612053177</dc:date>
    <meta:document-statistic meta:table-count="2" meta:cell-count="372" meta:object-count="0"/>
  </office:meta>
</office:document-meta>
</file>